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officeooo:paragraph-rsid="00278a68"/>
    </style:style>
    <style:style style:name="P13" style:family="paragraph" style:parent-style-name="Text_20_body">
      <style:paragraph-properties fo:text-align="justify" style:justify-single-word="false"/>
      <style:text-properties officeooo:paragraph-rsid="00241277"/>
    </style:style>
    <style:style style:name="P14" style:family="paragraph" style:parent-style-name="Text_20_body">
      <style:text-properties officeooo:paragraph-rsid="002d1a17"/>
    </style:style>
    <style:style style:name="P15" style:family="paragraph" style:parent-style-name="Text_20_body">
      <style:paragraph-properties fo:text-align="justify" style:justify-single-word="false"/>
      <style:text-properties officeooo:rsid="002fff3c" officeooo:paragraph-rsid="002f4634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02e29b4" officeooo:paragraph-rsid="002f4634" style:font-weight-asian="bold" style:font-weight-complex="bold"/>
    </style:style>
    <style:style style:name="P17" style:family="paragraph" style:parent-style-name="Text_20_body">
      <style:text-properties officeooo:rsid="00309c73" officeooo:paragraph-rsid="00309c73"/>
    </style:style>
    <style:style style:name="P18" style:family="paragraph" style:parent-style-name="Text_20_body">
      <style:paragraph-properties fo:text-align="justify" style:justify-single-word="false"/>
      <style:text-properties officeooo:rsid="00338d80" officeooo:paragraph-rsid="00338d80"/>
    </style:style>
    <style:style style:name="P19" style:family="paragraph" style:parent-style-name="Text_20_body">
      <style:paragraph-properties fo:text-align="justify" style:justify-single-word="false"/>
      <style:text-properties officeooo:rsid="00338d80" officeooo:paragraph-rsid="003a73b0"/>
    </style:style>
    <style:style style:name="P20" style:family="paragraph" style:parent-style-name="Text_20_body">
      <style:paragraph-properties fo:text-align="justify" style:justify-single-word="false"/>
      <style:text-properties officeooo:rsid="003a73b0" officeooo:paragraph-rsid="003a73b0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4975a" officeooo:paragraph-rsid="0034975a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366c43" officeooo:paragraph-rsid="00366c43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e24b3" officeooo:paragraph-rsid="00278a68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1" style:family="paragraph" style:parent-style-name="Notas_20_Informativas">
      <style:text-properties fo:font-size="12pt" officeooo:paragraph-rsid="0025cabe" style:font-size-asian="12pt" style:font-size-complex="12pt"/>
    </style:style>
    <style:style style:name="P32" style:family="paragraph" style:parent-style-name="Notas_20_Informativas">
      <style:text-properties fo:font-size="12pt" officeooo:paragraph-rsid="002d1a17" style:font-size-asian="12pt" style:font-size-complex="12pt"/>
    </style:style>
    <style:style style:name="P33" style:family="paragraph" style:parent-style-name="Notas_20_Informativas">
      <style:text-properties officeooo:paragraph-rsid="002d1a17"/>
    </style:style>
    <style:style style:name="P34" style:family="paragraph" style:parent-style-name="Notas_20_Informativas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bold" officeooo:rsid="0025cabe" officeooo:paragraph-rsid="0025cabe" style:font-name-asian="Webdings" style:font-size-asian="12pt" style:font-weight-asian="bold" style:font-name-complex="Webdings" style:font-size-complex="12pt" style:font-weight-complex="bold"/>
    </style:style>
    <style:style style:name="P35" style:family="paragraph" style:parent-style-name="Heading_20_1">
      <style:text-properties officeooo:rsid="0014c507" officeooo:paragraph-rsid="0014c507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Text_20_body">
      <style:paragraph-properties fo:text-align="justify" style:justify-single-word="false"/>
      <style:text-properties officeooo:rsid="00338d80" officeooo:paragraph-rsid="0040ccc7"/>
    </style:style>
    <style:style style:name="P38" style:family="paragraph" style:parent-style-name="Text_20_body">
      <style:paragraph-properties fo:text-align="justify" style:justify-single-word="false"/>
      <style:text-properties officeooo:paragraph-rsid="003e0e77"/>
    </style:style>
    <style:style style:name="P39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fo:color="#999966" officeooo:rsid="0042f15e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style:font-name="Webdings" fo:font-size="12pt" style:font-name-asian="Webdings" style:font-size-asian="12pt" style:font-name-complex="Webdings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24b3" style:font-weight-asian="bold" style:font-weight-complex="bold"/>
    </style:style>
    <style:style style:name="T9" style:family="text">
      <style:text-properties fo:font-weight="bold" officeooo:rsid="003a73b0" style:font-weight-asian="bold" style:font-weight-complex="bold"/>
    </style:style>
    <style:style style:name="T10" style:family="text">
      <style:text-properties fo:font-weight="bold" officeooo:rsid="0038bb8a" style:font-weight-asian="bold" style:font-weight-complex="bold"/>
    </style:style>
    <style:style style:name="T11" style:family="text">
      <style:text-properties fo:font-weight="bold" officeooo:rsid="00338d80" style:font-weight-asian="bold" style:font-weight-complex="bold"/>
    </style:style>
    <style:style style:name="T12" style:family="text">
      <style:text-properties fo:font-weight="bold" officeooo:rsid="0040ccc7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officeooo:rsid="0013cf67" style:font-size-asian="12pt" style:font-size-complex="12pt"/>
    </style:style>
    <style:style style:name="T17" style:family="text">
      <style:text-properties style:font-name="Calibri" fo:font-size="12pt" style:font-name-asian="Webdings" style:font-size-asian="12pt" style:font-name-complex="Webdings" style:font-size-complex="12pt"/>
    </style:style>
    <style:style style:name="T18" style:family="text">
      <style:text-properties style:font-name="Calibri" fo:font-size="12pt" officeooo:rsid="002d1a17" style:font-name-asian="Webdings" style:font-size-asian="12pt" style:font-name-complex="Webdings" style:font-size-complex="12pt"/>
    </style:style>
    <style:style style:name="T19" style:family="text">
      <style:text-properties style:font-name="Calibri" fo:font-size="12pt" officeooo:rsid="0040ccc7" style:font-name-asian="Webdings" style:font-size-asian="12pt" style:font-name-complex="Webdings" style:font-size-complex="12pt"/>
    </style:style>
    <style:style style:name="T20" style:family="text">
      <style:text-properties style:font-name="Calibri" officeooo:rsid="0025cabe" style:font-name-asian="Webdings" style:font-name-complex="Webdings"/>
    </style:style>
    <style:style style:name="T21" style:family="text">
      <style:text-properties style:font-name="Calibri" officeooo:rsid="00325fa3" style:font-name-asian="Webdings" style:font-name-complex="Webdings"/>
    </style:style>
    <style:style style:name="T22" style:family="text">
      <style:text-properties style:font-name="Calibri" officeooo:rsid="0040ccc7" style:font-name-asian="Webdings" style:font-name-complex="Webdings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fff3c" style:font-weight-asian="normal" style:font-weight-complex="normal"/>
    </style:style>
    <style:style style:name="T25" style:family="text">
      <style:text-properties fo:font-weight="normal" officeooo:rsid="002f4634" style:font-weight-asian="normal" style:font-weight-complex="normal"/>
    </style:style>
    <style:style style:name="T26" style:family="text">
      <style:text-properties fo:font-weight="normal" officeooo:rsid="003b6112" style:font-weight-asian="normal" style:font-weight-complex="normal"/>
    </style:style>
    <style:style style:name="T27" style:family="text">
      <style:text-properties fo:font-weight="normal" officeooo:rsid="003fb990" style:font-weight-asian="normal" style:font-weight-complex="normal"/>
    </style:style>
    <style:style style:name="T28" style:family="text">
      <style:text-properties officeooo:rsid="0032187e"/>
    </style:style>
    <style:style style:name="T29" style:family="text">
      <style:text-properties officeooo:rsid="00338d80"/>
    </style:style>
    <style:style style:name="T30" style:family="text">
      <style:text-properties officeooo:rsid="0034975a"/>
    </style:style>
    <style:style style:name="T31" style:family="text">
      <style:text-properties officeooo:rsid="00366c43"/>
    </style:style>
    <style:style style:name="T32" style:family="text">
      <style:text-properties officeooo:rsid="0038bb8a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3a73b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e0e77" style:font-weight-asian="bold" style:font-weight-complex="bold"/>
    </style:style>
    <style:style style:name="T36" style:family="text">
      <style:text-properties officeooo:rsid="003a73b0"/>
    </style:style>
    <style:style style:name="T37" style:family="text">
      <style:text-properties officeooo:rsid="003e0e77"/>
    </style:style>
    <style:style style:name="T38" style:family="text">
      <style:text-properties officeooo:rsid="003fb990"/>
    </style:style>
    <style:style style:name="T39" style:family="text">
      <style:text-properties style:font-name="Calibri1" fo:font-size="12pt" officeooo:rsid="003a73b0"/>
    </style:style>
    <style:style style:name="T40" style:family="text">
      <style:text-properties style:font-name="Calibri1" fo:font-size="12pt" officeooo:rsid="0042d57a"/>
    </style:style>
    <style:style style:name="T41" style:family="text">
      <style:text-properties officeooo:rsid="0042f15e"/>
    </style:style>
    <style:style style:name="T42" style:family="text">
      <style:text-properties fo:text-transform="uppercase" fo:color="#999966" style:font-name="Tahoma" fo:font-size="9pt" fo:font-weight="normal" officeooo:rsid="0042f15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Entregable 1ª Evaluación - Individual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6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ntregable 1ª Evaluación - Individual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27">Sergio García Barea</text:p>
      <text:p text:style-name="P26"><text:span text:style-name="T13"><text:s/></text:span><text:a xlink:type="simple" xlink:href="mailto:mail@ceedcv.e" text:style-name="Internet_20_link" text:visited-style-name="Visited_20_Internet_20_Link"><text:span text:style-name="T16">sergio.garcia</text:span></text:a><text:a xlink:type="simple" xlink:href="mailto:mail@ceedcv.e" text:style-name="Internet_20_link" text:visited-style-name="Visited_20_Internet_20_Link"><text:span text:style-name="T15">@ceedcv.e</text:span></text:a><text:span text:style-name="T14">s</text:span></text:p>
      <text:p text:style-name="P29">201<text:span text:style-name="T38">9</text:span>/20<text:span text:style-name="T38">20</text:span></text:p>
      <text:p text:style-name="P28"><text:tab/><text:tab/><text:tab/><text:tab/><text:tab/><text:tab/><text:tab/><text:tab/><text:tab/><text:tab/>Versión:<text:date style:data-style-name="N104" text:date-value="2019-10-10T09:31:44.630586504">191010</text:date>.<text:time style:data-style-name="N105" text:time-value="2019-10-10T09:31:44.631103249">0923</text:time></text:p>
      <text:p text:style-name="P3"><text:soft-page-break/></text:p>
      <text:p text:style-name="P11">Licencia</text:p>
      <text:p text:style-name="Standard"/>
      <text:p text:style-name="P25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21"/>
      <text:p text:style-name="Notas_20_Informativas"><text:span text:style-name="T4"> </text:span>Atención</text:p>
      <text:p text:style-name="P21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0">1.Boletín de ejercicios<text:tab/>3</text:p>
        </text:index-body>
      </text:table-of-content>
      <text:p text:style-name="Standard"/>
      <text:p text:style-name="P39"><text:user-field-get text:name="Tema">Entregable 1ª Evaluación - Individual</text:user-field-get></text:p>
      <text:p text:style-name="Titulo"/>
      <text:h text:style-name="P35" text:outline-level="1">Boletín de ejercicios</text:h>
      <text:p text:style-name="P17">Este entregable se realiza de forma individual.</text:p>
      <text:p text:style-name="P32"><text:span text:style-name="T5"> </text:span><text:span text:style-name="T20">Intentar que el programa sea lo </text:span><text:span text:style-name="T21">más</text:span><text:span text:style-name="T20"> claro y estructurado posible, así como incluir comentarios en sitios clave para facilitar la comprensión del mismo. </text:span><text:span text:style-name="T22">No hacerlo conllevará penalización.</text:span></text:p>
      <text:p text:style-name="P14"/>
      <text:p text:style-name="P33"><text:span text:style-name="T6"></text:span><text:span text:style-name="T17"> </text:span><text:span text:style-name="T18">La entrega de estos ejercicios se realizará mediante vuestra cuenta BitBucket/</text:span><text:span text:style-name="T19">GitHub.</text:span></text:p>
      <text:p text:style-name="Text_20_body"/>
      <text:p text:style-name="P31"><text:span text:style-name="T5"> </text:span><text:span text:style-name="T20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34">La copia se castiga con el suspenso del módulo completo.</text:p>
      <text:p text:style-name="P12"/>
      <text:p text:style-name="P16">Plazo de entrega: <text:span text:style-name="T23">hasta el </text:span><text:span text:style-name="T25">2</text:span><text:span text:style-name="T27">4</text:span><text:span text:style-name="T23"> de </text:span><text:span text:style-name="T25">noviembre</text:span><text:span text:style-name="T23"> </text:span><text:span text:style-name="T24">de 201</text:span><text:span text:style-name="T27">9</text:span><text:span text:style-name="T23">.</text:span></text:p>
      <text:p text:style-name="P15"><text:span text:style-name="T7">Peso de la nota: </text:span><text:span text:style-name="T25">10</text:span>% de la nota (Total entr<text:span text:style-name="T28">e</text:span>gables 35% de la nota).</text:p>
      <text:p text:style-name="P24">Nuestra practica debe contener lo<text:span text:style-name="T41">s siguientes elementos</text:span>:</text:p>
      <text:p text:style-name="P18"><text:span text:style-name="T7">1)</text:span> Un campo de un formulario donde introducir <text:span text:style-name="T33">nuestro nombre y un botón “Introducir nombre”</text:span>. Al pulsar este botón, si el campo de texto tiene <text:span text:style-name="T33">menos de 4 letras</text:span> mostrará el mensaje “El nombre debe tener 4 o más letras” mediante un alert. Si supera las 4 letras pero <text:span text:style-name="T33">tiene algún número</text:span>, aparecerá un alert diciendo “Números no permitidos”.</text:p>
      <text:p text:style-name="P38"><text:span text:style-name="T29">Si las dos anteriores comprobaciones son correctas, se realizará una comprobación </text:span><text:span text:style-name="T34">envi</text:span><text:span text:style-name="T35">ando</text:span><text:span text:style-name="T34"> por AJAX </text:span><text:span text:style-name="T35">y usando el método POST</text:span><text:span text:style-name="T36"> dicho nombre a la </text:span><text:span text:style-name="T39">U</text:span><text:span text:style-name="T40">RL</text:span><text:span text:style-name="T36"> </text:span><text:a xlink:type="simple" xlink:href="http://hispabyte.net/DWEC/entregable1.php" text:style-name="Internet_20_link" text:visited-style-name="Visited_20_Internet_20_Link"><text:span text:style-name="T36">http://hispabyte.net/DWEC/entregable1.php</text:span></text:a><text:span text:style-name="T36"> y si responde </text:span><text:span text:style-name="T9">OK</text:span><text:span text:style-name="T29"> se cambiará dicho nombre en el elemento HTML (como se indica más adelante), pero si responde </text:span><text:span text:style-name="T10">ERROR</text:span><text:span text:style-name="T32"> se mostrará un alert pidiendo que el número letras sea impar.</text:span></text:p>
      <text:p text:style-name="P19"><text:s/>Si finalmente todo es correcto, <text:span text:style-name="T7">se modificará algún elemento HTML</text:span> (por ejemplo, un p dentro de un div) para que muestre el mensaje <text:span text:style-name="T36">(</text:span>“A luchar <text:span text:style-name="T36">héroe</text:span> :” + nombre<text:span text:style-name="T36">)</text:span> y activará un botón llamado “Jugar”. </text:p>
      <text:p text:style-name="P20"><text:soft-page-break/>Si el botón “Introducir nombre”, <text:s/><text:span text:style-name="T7">se pulsa más de una vez, se repetirá el proceso</text:span>. </text:p>
      <text:p text:style-name="P20"/>
      <text:p text:style-name="P13"><text:span text:style-name="T8">2</text:span><text:span text:style-name="T7">)</text:span> <text:span text:style-name="T29">Habrá un </text:span><text:span text:style-name="T11">botón “Jugar”</text:span><text:span text:style-name="T29">, inicialmente deshabilitado y que se habilitará cuando se introduzca un nombre con éxito (ver apartado anterior).</text:span></text:p>
      <text:p text:style-name="P18">Este botón generará una <text:span text:style-name="T7">tabla de </text:span><text:span text:style-name="T12">10x10</text:span>. Cada celda contendrá una imagen de un suelo, excepto la <text:span text:style-name="T37">más</text:span> arriba a la izquierda que contendrá “a nuestro <text:span text:style-name="T30">héroe</text:span>” y la más abajo a la derecha que contendrá un cofre.</text:p>
      <text:p text:style-name="P37">Para <text:span text:style-name="T30">las imágenes</text:span> <text:span text:style-name="T30">podéis usar imágenes que os gusten o “tileset” de algún video juego. Un ejemplo este</text:span></text:p>
      <text:p text:style-name="P37"><text:a xlink:type="simple" xlink:href="https://www.spriters-resource.com/snes/legendofzeldaalinktothepast/sheet/28736/" text:style-name="Internet_20_link" text:visited-style-name="Visited_20_Internet_20_Link"><text:span text:style-name="T30">https://www.spriters-resource.com/snes/legendofzeldaalinktothepast/sheet/28736/</text:span></text:a></text:p>
      <text:p text:style-name="P22">Al pulsarse el botón “Jugar”, <text:span text:style-name="T7">desaparecerá el botón “Introducir nombre” y aparecerá un botón “Tirar dado”</text:span> y una imagen para el dado.</text:p>
      <text:p text:style-name="P22"/>
      <text:p text:style-name="P22"><text:span text:style-name="T7">3)</text:span> El botón “Tirar dado” y su imagen asociada (Que inicialmente mostrará un uno en el dado). Al pulsar <text:span text:style-name="T7">“Tirar dado”, se obtendrá un número aleatorio entre el 1 y el 6</text:span>, cambiándose la imagen del dado por la del número obtenido.</text:p>
      <text:p text:style-name="P22">Cada vez que tiremos el dado se <text:span text:style-name="T7">actualizará un contador de tiradas realizadas</text:span>.</text:p>
      <text:p text:style-name="P22">Además en la tabla de las imágenes, <text:span text:style-name="T7">se pondrá de color rojo las casillas a las que el héroe podría mover </text:span>(Suponemos el héroe solo puede moverse en horizontal y vertical).</text:p>
      <text:p text:style-name="P22">Para cambiar a rojo, se puede cambiar el borde a ese color o cambiar la imagen por alguna imagen roja, como queráis.</text:p>
      <text:p text:style-name="P22">Si hacemos click en una de ellas, <text:span text:style-name="T7">el héroe se moverá a ella</text:span>, dejando una casilla de suelo donde estaba anteriormente el <text:span text:style-name="T32">héroe</text:span> y quitando cualquier casilla en rojo.</text:p>
      <text:p text:style-name="P22">Si la casilla a la que llega <text:span text:style-name="T7">el héroe es el cofre</text:span>, se mostrará con un alert el mensaje “<text:span text:style-name="T32">Héroe</text:span>, has llegado al cofre en ”+numeroTiradas+” tiradas”.</text:p>
      <text:p text:style-name="P22"/>
      <text:p text:style-name="P22"><text:span text:style-name="T7">4)</text:span> Al ganar, habrá que comprobar si en el <text:span text:style-name="T7">LocalStorage</text:span> <text:span text:style-name="T31">hay guardado un valor “recordTiradas”.</text:span></text:p>
      <text:p text:style-name="P23">Si no lo hay, se mostrará un <text:span text:style-name="T7">mensaje</text:span> <text:span text:style-name="T30">“Héroe, has </text:span>establecido un <text:span text:style-name="T32">récord</text:span> de tiradas con<text:span text:style-name="T30"> ”+numeroTiradas+” tiradas”. </text:span>Y se <text:span text:style-name="T7">actualizará</text:span> el valor “recordTiradas”.</text:p>
      <text:p text:style-name="P23">Si si lo había, deberéis mostrar un mensaje<text:span text:style-name="T7"> si no ha superado el </text:span><text:span text:style-name="T10">récord</text:span> de tiradas mínimas (“<text:span text:style-name="T32">Récord</text:span> no superado, el actual <text:span text:style-name="T32">récord</text:span> es “+recordTiradas) o <text:span text:style-name="T7">si lo ha superado</text:span>, mostrar otro mensaje <text:span text:style-name="T32">similar</text:span> al primero y actualizar el valor de “recordTiradas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text-transform="uppercase" fo:color="#999966" style:font-name="Tahoma" fo:font-size="9pt" fo:font-weight="normal" officeooo:rsid="0042f15e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ntregable 1ª Evaluación - Individual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ntregable 1ª Evaluación - Individual</text:user-field-get></text:span></text:p>
      </style:header>
      <style:footer>
        <text:p text:style-name="Footer"><text:span text:style-name="MT2">CFGS</text:span><text:span text:style-name="MT1">. Desarrollo de </text:span>Aplicaciones<text:span text:style-name="MT1"> WEB<text:tab/><text:tab/>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1H31M1S</meta:editing-duration>
    <meta:editing-cycles>32</meta:editing-cycles>
    <meta:generator>LibreOffice/6.3.1.2$Linux_X86_64 LibreOffice_project/30$Build-2</meta:generator>
    <dc:title>Plantilla CEED</dc:title>
    <dc:date>2019-10-10T09:31:36.271087266</dc:date>
    <meta:document-statistic meta:table-count="0" meta:image-count="2" meta:object-count="0" meta:page-count="4" meta:paragraph-count="48" meta:word-count="774" meta:character-count="4771" meta:non-whitespace-character-count="4021"/>
    <meta:template xlink:type="simple" xlink:actuate="onRequest" xlink:title="Plantilla CEED" xlink:href="../../../../../../.config/libreoffice/4/user/template/Plantilla%20CEED.ott" meta:date="2016-09-29T09:38:56.073759322"/>
  </office:meta>
</office:document-meta>
</file>